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шата онлајн апликација за мапа на корисници има за цел да биде корисен ресурс за секој што сака да ги открие сите туристички атракции, историски локалитети и археолошки локалитети во Македонија. Корисниците можат без напор да патуваат низ разновиден асортиман на атракции, како што се музеи, знаменитости и природни чуда, користејќи го корисничкиот интерфејс на интегрирана мапа. Програмата им овозможува на корисниците пристап до детали како историски контекст, работни часови и точни географски координати, како и визуелен приказ на овие локации. Нашата онлајн апликација служи како сигурен придружник за патување за клиентите додека тргнуваат на нивната виртуелна авантура, гарантирајќи дека ќе го откријат богатото културно наследство и историското значење на Македонија. Планирањето на патувањето ќе биде олеснето со помош на оваа пристапна платформа, што ќе го направи подостапно и попријатно за оние кои се подготвени да ги откријат богатствата на Македонија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3T12:07:15.990000000</meta:creation-date>
    <dc:date>2023-11-13T12:08:19.443000000</dc:date>
    <meta:editing-duration>PT1M3S</meta:editing-duration>
    <meta:editing-cycles>1</meta:editing-cycles>
    <meta:document-statistic meta:table-count="0" meta:image-count="0" meta:object-count="0" meta:page-count="1" meta:paragraph-count="1" meta:word-count="141" meta:character-count="968" meta:non-whitespace-character-count="828"/>
    <meta:generator>LibreOffice/7.5.1.2$Windows_X86_64 LibreOffice_project/fcbaee479e84c6cd81291587d2ee68cba099e129</meta:generator>
  </office:meta>
</office:document-meta>
</file>